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78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278-2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concerted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against</text:p>
          </table:table-cell>
          <table:table-cell table:style-name="ce1" office:value-type="string" calcext:value-type="string">
            <text:p>malaria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1950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278" calcext:value-type="float">
            <text:p>0.92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229" calcext:value-type="float">
            <text:p>0.9229</text:p>
          </table:table-cell>
          <table:table-cell office:value-type="float" office:value="1" calcext:value-type="float">
            <text:p>1</text:p>
          </table:table-cell>
          <table:table-cell office:value-type="float" office:value="0.8712" calcext:value-type="float">
            <text:p>0.8712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988" calcext:value-type="float">
            <text:p>0.9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is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9885" calcext:value-type="float">
            <text:p>0.9885</text:p>
          </table:table-cell>
          <table:table-cell table:number-columns-repeated="4" table:style-name="ce1" office:value-type="string" calcext:value-type="string">
            <text:p>.</text:p>
          </table:table-cell>
          <table:table-cell table:number-columns-repeated="5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ffort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9128" calcext:value-type="float">
            <text:p>0.9128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8799" calcext:value-type="float">
            <text:p>0.8799</text:p>
          </table:table-cell>
        </table:table-row>
        <table:table-row table:style-name="ro1">
          <table:table-cell office:value-type="string" calcext:value-type="string">
            <text:p>understood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11" calcext:value-type="float">
            <text:p>0.861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78" calcext:value-type="float">
            <text:p>0.867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31" calcext:value-type="float">
            <text:p>0.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nomic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187" calcext:value-type="float">
            <text:p>0.918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677" calcext:value-type="float">
            <text:p>0.9677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.</text:p>
          </table:table-cell>
          <table:table-cell office:value-type="float" office:value="0.9731" calcext:value-type="float">
            <text:p>0.973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97" calcext:value-type="float">
            <text:p>0.9197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17:40.597333689</dc:date>
    <meta:editing-duration>PT1M20S</meta:editing-duration>
    <meta:editing-cycles>1</meta:editing-cycles>
    <meta:document-statistic meta:table-count="1" meta:cell-count="156" meta:object-count="0"/>
    <meta:generator>LibreOffice/6.4.7.2$Linux_X86_64 LibreOffice_project/40$Build-2</meta:generator>
  </office:meta>
</office:document-meta>
</file>